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od_sum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Origen_Id</text:p>
          </table:table-cell>
          <table:table-cell office:value-type="string">
            <text:p>Destino_Id</text:p>
          </table:table-cell>
          <table:table-cell office:value-type="string">
            <text:p>viajes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8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8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2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6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63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7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00</text:p>
          </table:table-cell>
          <table:table-cell office:value-type="string">
            <text:p>10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00</text:p>
          </table:table-cell>
          <table:table-cell office:value-type="string">
            <text:p>11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02</text:p>
          </table:table-cell>
          <table:table-cell office:value-type="string">
            <text:p>11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02</text:p>
          </table:table-cell>
          <table:table-cell office:value-type="string">
            <text:p>1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03</text:p>
          </table:table-cell>
          <table:table-cell office:value-type="string">
            <text:p>2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04</text:p>
          </table:table-cell>
          <table:table-cell office:value-type="string">
            <text:p>112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104</text:p>
          </table:table-cell>
          <table:table-cell office:value-type="string">
            <text:p>29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04</text:p>
          </table:table-cell>
          <table:table-cell office:value-type="string">
            <text:p>2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06</text:p>
          </table:table-cell>
          <table:table-cell office:value-type="string">
            <text:p>1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06</text:p>
          </table:table-cell>
          <table:table-cell office:value-type="string">
            <text:p>20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06</text:p>
          </table:table-cell>
          <table:table-cell office:value-type="string">
            <text:p>2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06</text:p>
          </table:table-cell>
          <table:table-cell office:value-type="string">
            <text:p>2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06</text:p>
          </table:table-cell>
          <table:table-cell office:value-type="string">
            <text:p>9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07</text:p>
          </table:table-cell>
          <table:table-cell office:value-type="string">
            <text:p>10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07</text:p>
          </table:table-cell>
          <table:table-cell office:value-type="string">
            <text:p>11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08</text:p>
          </table:table-cell>
          <table:table-cell office:value-type="string">
            <text:p>2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1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74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7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8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8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8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9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1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4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47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5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7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7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31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32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3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3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38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4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7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82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8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0</text:p>
          </table:table-cell>
          <table:table-cell office:value-type="string">
            <text:p>10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0</text:p>
          </table:table-cell>
          <table:table-cell office:value-type="string">
            <text:p>10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0</text:p>
          </table:table-cell>
          <table:table-cell office:value-type="string">
            <text:p>1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0</text:p>
          </table:table-cell>
          <table:table-cell office:value-type="string">
            <text:p>29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0</text:p>
          </table:table-cell>
          <table:table-cell office:value-type="string">
            <text:p>9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1</text:p>
          </table:table-cell>
          <table:table-cell office:value-type="string">
            <text:p>15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2</text:p>
          </table:table-cell>
          <table:table-cell office:value-type="string">
            <text:p>104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112</text:p>
          </table:table-cell>
          <table:table-cell office:value-type="string">
            <text:p>10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12</text:p>
          </table:table-cell>
          <table:table-cell office:value-type="string">
            <text:p>112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12</text:p>
          </table:table-cell>
          <table:table-cell office:value-type="string">
            <text:p>2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2</text:p>
          </table:table-cell>
          <table:table-cell office:value-type="string">
            <text:p>28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5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7</text:p>
          </table:table-cell>
          <table:table-cell office:value-type="string">
            <text:p>10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7</text:p>
          </table:table-cell>
          <table:table-cell office:value-type="string">
            <text:p>11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7</text:p>
          </table:table-cell>
          <table:table-cell office:value-type="string">
            <text:p>15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7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7</text:p>
          </table:table-cell>
          <table:table-cell office:value-type="string">
            <text:p>2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7</text:p>
          </table:table-cell>
          <table:table-cell office:value-type="string">
            <text:p>2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17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5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7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24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27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29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36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4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5</text:p>
          </table:table-cell>
          <table:table-cell office:value-type="string">
            <text:p>12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5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5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5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6</text:p>
          </table:table-cell>
          <table:table-cell office:value-type="string">
            <text:p>2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6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6</text:p>
          </table:table-cell>
          <table:table-cell office:value-type="string">
            <text:p>4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7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8</text:p>
          </table:table-cell>
          <table:table-cell office:value-type="string">
            <text:p>13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8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8</text:p>
          </table:table-cell>
          <table:table-cell office:value-type="string">
            <text:p>201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128</text:p>
          </table:table-cell>
          <table:table-cell office:value-type="string">
            <text:p>2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8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9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29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1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3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30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30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30</text:p>
          </table:table-cell>
          <table:table-cell office:value-type="string">
            <text:p>24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31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31</text:p>
          </table:table-cell>
          <table:table-cell office:value-type="string">
            <text:p>12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31</text:p>
          </table:table-cell>
          <table:table-cell office:value-type="string">
            <text:p>13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31</text:p>
          </table:table-cell>
          <table:table-cell office:value-type="string">
            <text:p>1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31</text:p>
          </table:table-cell>
          <table:table-cell office:value-type="string">
            <text:p>21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32</text:p>
          </table:table-cell>
          <table:table-cell office:value-type="string">
            <text:p>24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33</text:p>
          </table:table-cell>
          <table:table-cell office:value-type="string">
            <text:p>13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33</text:p>
          </table:table-cell>
          <table:table-cell office:value-type="string">
            <text:p>17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33</text:p>
          </table:table-cell>
          <table:table-cell office:value-type="string">
            <text:p>194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33</text:p>
          </table:table-cell>
          <table:table-cell office:value-type="string">
            <text:p>21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33</text:p>
          </table:table-cell>
          <table:table-cell office:value-type="string">
            <text:p>22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34</text:p>
          </table:table-cell>
          <table:table-cell office:value-type="string">
            <text:p>1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34</text:p>
          </table:table-cell>
          <table:table-cell office:value-type="string">
            <text:p>14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34</text:p>
          </table:table-cell>
          <table:table-cell office:value-type="string">
            <text:p>24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35</text:p>
          </table:table-cell>
          <table:table-cell office:value-type="string">
            <text:p>13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36</text:p>
          </table:table-cell>
          <table:table-cell office:value-type="string">
            <text:p>14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36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37</text:p>
          </table:table-cell>
          <table:table-cell office:value-type="string">
            <text:p>18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37</text:p>
          </table:table-cell>
          <table:table-cell office:value-type="string">
            <text:p>2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39</text:p>
          </table:table-cell>
          <table:table-cell office:value-type="string">
            <text:p>14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39</text:p>
          </table:table-cell>
          <table:table-cell office:value-type="string">
            <text:p>4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6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0</text:p>
          </table:table-cell>
          <table:table-cell office:value-type="string">
            <text:p>14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40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0</text:p>
          </table:table-cell>
          <table:table-cell office:value-type="string">
            <text:p>219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40</text:p>
          </table:table-cell>
          <table:table-cell office:value-type="string">
            <text:p>22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0</text:p>
          </table:table-cell>
          <table:table-cell office:value-type="string">
            <text:p>22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0</text:p>
          </table:table-cell>
          <table:table-cell office:value-type="string">
            <text:p>51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141</text:p>
          </table:table-cell>
          <table:table-cell office:value-type="string">
            <text:p>12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1</text:p>
          </table:table-cell>
          <table:table-cell office:value-type="string">
            <text:p>13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1</text:p>
          </table:table-cell>
          <table:table-cell office:value-type="string">
            <text:p>13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41</text:p>
          </table:table-cell>
          <table:table-cell office:value-type="string">
            <text:p>1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1</text:p>
          </table:table-cell>
          <table:table-cell office:value-type="string">
            <text:p>14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41</text:p>
          </table:table-cell>
          <table:table-cell office:value-type="string">
            <text:p>14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1</text:p>
          </table:table-cell>
          <table:table-cell office:value-type="string">
            <text:p>194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141</text:p>
          </table:table-cell>
          <table:table-cell office:value-type="string">
            <text:p>19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1</text:p>
          </table:table-cell>
          <table:table-cell office:value-type="string">
            <text:p>21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1</text:p>
          </table:table-cell>
          <table:table-cell office:value-type="string">
            <text:p>24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1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2</text:p>
          </table:table-cell>
          <table:table-cell office:value-type="string">
            <text:p>23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42</text:p>
          </table:table-cell>
          <table:table-cell office:value-type="string">
            <text:p>2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3</text:p>
          </table:table-cell>
          <table:table-cell office:value-type="string">
            <text:p>14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3</text:p>
          </table:table-cell>
          <table:table-cell office:value-type="string">
            <text:p>15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43</text:p>
          </table:table-cell>
          <table:table-cell office:value-type="string">
            <text:p>1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3</text:p>
          </table:table-cell>
          <table:table-cell office:value-type="string">
            <text:p>2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3</text:p>
          </table:table-cell>
          <table:table-cell office:value-type="string">
            <text:p>23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43</text:p>
          </table:table-cell>
          <table:table-cell office:value-type="string">
            <text:p>233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43</text:p>
          </table:table-cell>
          <table:table-cell office:value-type="string">
            <text:p>23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4</text:p>
          </table:table-cell>
          <table:table-cell office:value-type="string">
            <text:p>148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44</text:p>
          </table:table-cell>
          <table:table-cell office:value-type="string">
            <text:p>2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5</text:p>
          </table:table-cell>
          <table:table-cell office:value-type="string">
            <text:p>14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45</text:p>
          </table:table-cell>
          <table:table-cell office:value-type="string">
            <text:p>15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5</text:p>
          </table:table-cell>
          <table:table-cell office:value-type="string">
            <text:p>22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6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8</text:p>
          </table:table-cell>
          <table:table-cell office:value-type="string">
            <text:p>14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8</text:p>
          </table:table-cell>
          <table:table-cell office:value-type="string">
            <text:p>14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8</text:p>
          </table:table-cell>
          <table:table-cell office:value-type="string">
            <text:p>150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148</text:p>
          </table:table-cell>
          <table:table-cell office:value-type="string">
            <text:p>151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148</text:p>
          </table:table-cell>
          <table:table-cell office:value-type="string">
            <text:p>152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148</text:p>
          </table:table-cell>
          <table:table-cell office:value-type="string">
            <text:p>23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8</text:p>
          </table:table-cell>
          <table:table-cell office:value-type="string">
            <text:p>23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8</text:p>
          </table:table-cell>
          <table:table-cell office:value-type="string">
            <text:p>2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8</text:p>
          </table:table-cell>
          <table:table-cell office:value-type="string">
            <text:p>2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8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9</text:p>
          </table:table-cell>
          <table:table-cell office:value-type="string">
            <text:p>1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9</text:p>
          </table:table-cell>
          <table:table-cell office:value-type="string">
            <text:p>15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49</text:p>
          </table:table-cell>
          <table:table-cell office:value-type="string">
            <text:p>22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49</text:p>
          </table:table-cell>
          <table:table-cell office:value-type="string">
            <text:p>23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49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163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02</text:p>
          </table:table-cell>
          <table:table-cell office:value-type="string">
            <text:p>12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0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4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8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0</text:p>
          </table:table-cell>
          <table:table-cell office:value-type="string">
            <text:p>142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150</text:p>
          </table:table-cell>
          <table:table-cell office:value-type="string">
            <text:p>150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50</text:p>
          </table:table-cell>
          <table:table-cell office:value-type="string">
            <text:p>153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150</text:p>
          </table:table-cell>
          <table:table-cell office:value-type="string">
            <text:p>19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0</text:p>
          </table:table-cell>
          <table:table-cell office:value-type="string">
            <text:p>2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0</text:p>
          </table:table-cell>
          <table:table-cell office:value-type="string">
            <text:p>22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0</text:p>
          </table:table-cell>
          <table:table-cell office:value-type="string">
            <text:p>230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50</text:p>
          </table:table-cell>
          <table:table-cell office:value-type="string">
            <text:p>267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50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0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0</text:p>
          </table:table-cell>
          <table:table-cell office:value-type="string">
            <text:p>8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51</text:p>
          </table:table-cell>
          <table:table-cell office:value-type="string">
            <text:p>14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1</text:p>
          </table:table-cell>
          <table:table-cell office:value-type="string">
            <text:p>14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1</text:p>
          </table:table-cell>
          <table:table-cell office:value-type="string">
            <text:p>14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51</text:p>
          </table:table-cell>
          <table:table-cell office:value-type="string">
            <text:p>226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151</text:p>
          </table:table-cell>
          <table:table-cell office:value-type="string">
            <text:p>227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151</text:p>
          </table:table-cell>
          <table:table-cell office:value-type="string">
            <text:p>23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1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1</text:p>
          </table:table-cell>
          <table:table-cell office:value-type="string">
            <text:p>5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2</text:p>
          </table:table-cell>
          <table:table-cell office:value-type="string">
            <text:p>14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52</text:p>
          </table:table-cell>
          <table:table-cell office:value-type="string">
            <text:p>15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52</text:p>
          </table:table-cell>
          <table:table-cell office:value-type="string">
            <text:p>1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2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152</text:p>
          </table:table-cell>
          <table:table-cell office:value-type="string">
            <text:p>2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2</text:p>
          </table:table-cell>
          <table:table-cell office:value-type="string">
            <text:p>2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2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53</text:p>
          </table:table-cell>
          <table:table-cell office:value-type="string">
            <text:p>14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3</text:p>
          </table:table-cell>
          <table:table-cell office:value-type="string">
            <text:p>150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15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3</text:p>
          </table:table-cell>
          <table:table-cell office:value-type="string">
            <text:p>2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3</text:p>
          </table:table-cell>
          <table:table-cell office:value-type="string">
            <text:p>2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3</text:p>
          </table:table-cell>
          <table:table-cell office:value-type="string">
            <text:p>23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3</text:p>
          </table:table-cell>
          <table:table-cell office:value-type="string">
            <text:p>23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3</text:p>
          </table:table-cell>
          <table:table-cell office:value-type="string">
            <text:p>2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3</text:p>
          </table:table-cell>
          <table:table-cell office:value-type="string">
            <text:p>26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4</text:p>
          </table:table-cell>
          <table:table-cell office:value-type="string">
            <text:p>10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4</text:p>
          </table:table-cell>
          <table:table-cell office:value-type="string">
            <text:p>11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4</text:p>
          </table:table-cell>
          <table:table-cell office:value-type="string">
            <text:p>154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54</text:p>
          </table:table-cell>
          <table:table-cell office:value-type="string">
            <text:p>15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54</text:p>
          </table:table-cell>
          <table:table-cell office:value-type="string">
            <text:p>1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4</text:p>
          </table:table-cell>
          <table:table-cell office:value-type="string">
            <text:p>17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4</text:p>
          </table:table-cell>
          <table:table-cell office:value-type="string">
            <text:p>18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4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4</text:p>
          </table:table-cell>
          <table:table-cell office:value-type="string">
            <text:p>24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4</text:p>
          </table:table-cell>
          <table:table-cell office:value-type="string">
            <text:p>26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54</text:p>
          </table:table-cell>
          <table:table-cell office:value-type="string">
            <text:p>2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4</text:p>
          </table:table-cell>
          <table:table-cell office:value-type="string">
            <text:p>29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54</text:p>
          </table:table-cell>
          <table:table-cell office:value-type="string">
            <text:p>6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4</text:p>
          </table:table-cell>
          <table:table-cell office:value-type="string">
            <text:p>70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155</text:p>
          </table:table-cell>
          <table:table-cell office:value-type="string">
            <text:p>1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5</text:p>
          </table:table-cell>
          <table:table-cell office:value-type="string">
            <text:p>15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5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5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5</text:p>
          </table:table-cell>
          <table:table-cell office:value-type="string">
            <text:p>2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5</text:p>
          </table:table-cell>
          <table:table-cell office:value-type="string">
            <text:p>27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6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6</text:p>
          </table:table-cell>
          <table:table-cell office:value-type="string">
            <text:p>1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6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6</text:p>
          </table:table-cell>
          <table:table-cell office:value-type="string">
            <text:p>25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56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6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7</text:p>
          </table:table-cell>
          <table:table-cell office:value-type="string">
            <text:p>15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7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7</text:p>
          </table:table-cell>
          <table:table-cell office:value-type="string">
            <text:p>16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57</text:p>
          </table:table-cell>
          <table:table-cell office:value-type="string">
            <text:p>173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57</text:p>
          </table:table-cell>
          <table:table-cell office:value-type="string">
            <text:p>17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57</text:p>
          </table:table-cell>
          <table:table-cell office:value-type="string">
            <text:p>18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7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7</text:p>
          </table:table-cell>
          <table:table-cell office:value-type="string">
            <text:p>26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57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7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7</text:p>
          </table:table-cell>
          <table:table-cell office:value-type="string">
            <text:p>273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157</text:p>
          </table:table-cell>
          <table:table-cell office:value-type="string">
            <text:p>274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157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8</text:p>
          </table:table-cell>
          <table:table-cell office:value-type="string">
            <text:p>17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8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8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8</text:p>
          </table:table-cell>
          <table:table-cell office:value-type="string">
            <text:p>2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8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9</text:p>
          </table:table-cell>
          <table:table-cell office:value-type="string">
            <text:p>15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9</text:p>
          </table:table-cell>
          <table:table-cell office:value-type="string">
            <text:p>1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9</text:p>
          </table:table-cell>
          <table:table-cell office:value-type="string">
            <text:p>15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9</text:p>
          </table:table-cell>
          <table:table-cell office:value-type="string">
            <text:p>17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9</text:p>
          </table:table-cell>
          <table:table-cell office:value-type="string">
            <text:p>272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159</text:p>
          </table:table-cell>
          <table:table-cell office:value-type="string">
            <text:p>27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59</text:p>
          </table:table-cell>
          <table:table-cell office:value-type="string">
            <text:p>289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3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6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2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277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28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3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4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0</text:p>
          </table:table-cell>
          <table:table-cell office:value-type="string">
            <text:p>10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0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0</text:p>
          </table:table-cell>
          <table:table-cell office:value-type="string">
            <text:p>1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0</text:p>
          </table:table-cell>
          <table:table-cell office:value-type="string">
            <text:p>17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0</text:p>
          </table:table-cell>
          <table:table-cell office:value-type="string">
            <text:p>1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0</text:p>
          </table:table-cell>
          <table:table-cell office:value-type="string">
            <text:p>19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60</text:p>
          </table:table-cell>
          <table:table-cell office:value-type="string">
            <text:p>20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0</text:p>
          </table:table-cell>
          <table:table-cell office:value-type="string">
            <text:p>21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0</text:p>
          </table:table-cell>
          <table:table-cell office:value-type="string">
            <text:p>2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60</text:p>
          </table:table-cell>
          <table:table-cell office:value-type="string">
            <text:p>26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60</text:p>
          </table:table-cell>
          <table:table-cell office:value-type="string">
            <text:p>291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60</text:p>
          </table:table-cell>
          <table:table-cell office:value-type="string">
            <text:p>29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60</text:p>
          </table:table-cell>
          <table:table-cell office:value-type="string">
            <text:p>4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0</text:p>
          </table:table-cell>
          <table:table-cell office:value-type="string">
            <text:p>4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60</text:p>
          </table:table-cell>
          <table:table-cell office:value-type="string">
            <text:p>4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0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1</text:p>
          </table:table-cell>
          <table:table-cell office:value-type="string">
            <text:p>16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61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1</text:p>
          </table:table-cell>
          <table:table-cell office:value-type="string">
            <text:p>17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1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1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1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2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2</text:p>
          </table:table-cell>
          <table:table-cell office:value-type="string">
            <text:p>1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2</text:p>
          </table:table-cell>
          <table:table-cell office:value-type="string">
            <text:p>17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2</text:p>
          </table:table-cell>
          <table:table-cell office:value-type="string">
            <text:p>2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62</text:p>
          </table:table-cell>
          <table:table-cell office:value-type="string">
            <text:p>260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62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2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2</text:p>
          </table:table-cell>
          <table:table-cell office:value-type="string">
            <text:p>38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62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2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2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2</text:p>
          </table:table-cell>
          <table:table-cell office:value-type="string">
            <text:p>6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2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2</text:p>
          </table:table-cell>
          <table:table-cell office:value-type="string">
            <text:p>85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163</text:p>
          </table:table-cell>
          <table:table-cell office:value-type="string">
            <text:p>1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3</text:p>
          </table:table-cell>
          <table:table-cell office:value-type="string">
            <text:p>17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3</text:p>
          </table:table-cell>
          <table:table-cell office:value-type="string">
            <text:p>1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3</text:p>
          </table:table-cell>
          <table:table-cell office:value-type="string">
            <text:p>174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163</text:p>
          </table:table-cell>
          <table:table-cell office:value-type="string">
            <text:p>18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6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3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3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3</text:p>
          </table:table-cell>
          <table:table-cell office:value-type="string">
            <text:p>2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3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3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3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3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3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4</text:p>
          </table:table-cell>
          <table:table-cell office:value-type="string">
            <text:p>16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64</text:p>
          </table:table-cell>
          <table:table-cell office:value-type="string">
            <text:p>174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164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4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4</text:p>
          </table:table-cell>
          <table:table-cell office:value-type="string">
            <text:p>54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165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65</text:p>
          </table:table-cell>
          <table:table-cell office:value-type="string">
            <text:p>16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65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5</text:p>
          </table:table-cell>
          <table:table-cell office:value-type="string">
            <text:p>164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65</text:p>
          </table:table-cell>
          <table:table-cell office:value-type="string">
            <text:p>16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65</text:p>
          </table:table-cell>
          <table:table-cell office:value-type="string">
            <text:p>167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165</text:p>
          </table:table-cell>
          <table:table-cell office:value-type="string">
            <text:p>170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165</text:p>
          </table:table-cell>
          <table:table-cell office:value-type="string">
            <text:p>1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5</text:p>
          </table:table-cell>
          <table:table-cell office:value-type="string">
            <text:p>17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5</text:p>
          </table:table-cell>
          <table:table-cell office:value-type="string">
            <text:p>17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5</text:p>
          </table:table-cell>
          <table:table-cell office:value-type="string">
            <text:p>244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165</text:p>
          </table:table-cell>
          <table:table-cell office:value-type="string">
            <text:p>249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65</text:p>
          </table:table-cell>
          <table:table-cell office:value-type="string">
            <text:p>2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65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5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5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5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6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6</text:p>
          </table:table-cell>
          <table:table-cell office:value-type="string">
            <text:p>1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6</text:p>
          </table:table-cell>
          <table:table-cell office:value-type="string">
            <text:p>17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6</text:p>
          </table:table-cell>
          <table:table-cell office:value-type="string">
            <text:p>17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6</text:p>
          </table:table-cell>
          <table:table-cell office:value-type="string">
            <text:p>2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66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6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6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6</text:p>
          </table:table-cell>
          <table:table-cell office:value-type="string">
            <text:p>3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66</text:p>
          </table:table-cell>
          <table:table-cell office:value-type="string">
            <text:p>36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167</text:p>
          </table:table-cell>
          <table:table-cell office:value-type="string">
            <text:p>1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7</text:p>
          </table:table-cell>
          <table:table-cell office:value-type="string">
            <text:p>16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7</text:p>
          </table:table-cell>
          <table:table-cell office:value-type="string">
            <text:p>1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7</text:p>
          </table:table-cell>
          <table:table-cell office:value-type="string">
            <text:p>3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7</text:p>
          </table:table-cell>
          <table:table-cell office:value-type="string">
            <text:p>54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167</text:p>
          </table:table-cell>
          <table:table-cell office:value-type="string">
            <text:p>5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8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8</text:p>
          </table:table-cell>
          <table:table-cell office:value-type="string">
            <text:p>26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68</text:p>
          </table:table-cell>
          <table:table-cell office:value-type="string">
            <text:p>4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8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8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8</text:p>
          </table:table-cell>
          <table:table-cell office:value-type="string">
            <text:p>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9</text:p>
          </table:table-cell>
          <table:table-cell office:value-type="string">
            <text:p>16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9</text:p>
          </table:table-cell>
          <table:table-cell office:value-type="string">
            <text:p>1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9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9</text:p>
          </table:table-cell>
          <table:table-cell office:value-type="string">
            <text:p>17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9</text:p>
          </table:table-cell>
          <table:table-cell office:value-type="string">
            <text:p>173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69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9</text:p>
          </table:table-cell>
          <table:table-cell office:value-type="string">
            <text:p>27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69</text:p>
          </table:table-cell>
          <table:table-cell office:value-type="string">
            <text:p>4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9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9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9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69</text:p>
          </table:table-cell>
          <table:table-cell office:value-type="string">
            <text:p>6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69</text:p>
          </table:table-cell>
          <table:table-cell office:value-type="string">
            <text:p>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17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21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277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8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0</text:p>
          </table:table-cell>
          <table:table-cell office:value-type="string">
            <text:p>165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170</text:p>
          </table:table-cell>
          <table:table-cell office:value-type="string">
            <text:p>17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0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0</text:p>
          </table:table-cell>
          <table:table-cell office:value-type="string">
            <text:p>18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0</text:p>
          </table:table-cell>
          <table:table-cell office:value-type="string">
            <text:p>2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0</text:p>
          </table:table-cell>
          <table:table-cell office:value-type="string">
            <text:p>3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0</text:p>
          </table:table-cell>
          <table:table-cell office:value-type="string">
            <text:p>8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70</text:p>
          </table:table-cell>
          <table:table-cell office:value-type="string">
            <text:p>8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0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1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71</text:p>
          </table:table-cell>
          <table:table-cell office:value-type="string">
            <text:p>1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1</text:p>
          </table:table-cell>
          <table:table-cell office:value-type="string">
            <text:p>1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1</text:p>
          </table:table-cell>
          <table:table-cell office:value-type="string">
            <text:p>17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71</text:p>
          </table:table-cell>
          <table:table-cell office:value-type="string">
            <text:p>17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71</text:p>
          </table:table-cell>
          <table:table-cell office:value-type="string">
            <text:p>17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1</text:p>
          </table:table-cell>
          <table:table-cell office:value-type="string">
            <text:p>24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1</text:p>
          </table:table-cell>
          <table:table-cell office:value-type="string">
            <text:p>26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71</text:p>
          </table:table-cell>
          <table:table-cell office:value-type="string">
            <text:p>2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1</text:p>
          </table:table-cell>
          <table:table-cell office:value-type="string">
            <text:p>3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71</text:p>
          </table:table-cell>
          <table:table-cell office:value-type="string">
            <text:p>3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71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1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1</text:p>
          </table:table-cell>
          <table:table-cell office:value-type="string">
            <text:p>7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163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1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17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1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17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17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18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19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24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247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2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2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34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3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54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7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158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1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17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173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178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246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247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25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260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26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271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27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273</text:p>
          </table:table-cell>
          <table:table-cell office:value-type="string">
            <text:p>14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27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35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3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3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5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5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5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73</text:p>
          </table:table-cell>
          <table:table-cell office:value-type="string">
            <text:p>16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7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78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8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8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4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4</text:p>
          </table:table-cell>
          <table:table-cell office:value-type="string">
            <text:p>15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4</text:p>
          </table:table-cell>
          <table:table-cell office:value-type="string">
            <text:p>158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74</text:p>
          </table:table-cell>
          <table:table-cell office:value-type="string">
            <text:p>15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4</text:p>
          </table:table-cell>
          <table:table-cell office:value-type="string">
            <text:p>16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4</text:p>
          </table:table-cell>
          <table:table-cell office:value-type="string">
            <text:p>1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4</text:p>
          </table:table-cell>
          <table:table-cell office:value-type="string">
            <text:p>1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4</text:p>
          </table:table-cell>
          <table:table-cell office:value-type="string">
            <text:p>174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174</text:p>
          </table:table-cell>
          <table:table-cell office:value-type="string">
            <text:p>18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74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4</text:p>
          </table:table-cell>
          <table:table-cell office:value-type="string">
            <text:p>244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174</text:p>
          </table:table-cell>
          <table:table-cell office:value-type="string">
            <text:p>24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4</text:p>
          </table:table-cell>
          <table:table-cell office:value-type="string">
            <text:p>27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74</text:p>
          </table:table-cell>
          <table:table-cell office:value-type="string">
            <text:p>27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74</text:p>
          </table:table-cell>
          <table:table-cell office:value-type="string">
            <text:p>27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74</text:p>
          </table:table-cell>
          <table:table-cell office:value-type="string">
            <text:p>27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74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4</text:p>
          </table:table-cell>
          <table:table-cell office:value-type="string">
            <text:p>52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74</text:p>
          </table:table-cell>
          <table:table-cell office:value-type="string">
            <text:p>54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74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5</text:p>
          </table:table-cell>
          <table:table-cell office:value-type="string">
            <text:p>156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175</text:p>
          </table:table-cell>
          <table:table-cell office:value-type="string">
            <text:p>17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75</text:p>
          </table:table-cell>
          <table:table-cell office:value-type="string">
            <text:p>1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5</text:p>
          </table:table-cell>
          <table:table-cell office:value-type="string">
            <text:p>17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5</text:p>
          </table:table-cell>
          <table:table-cell office:value-type="string">
            <text:p>18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75</text:p>
          </table:table-cell>
          <table:table-cell office:value-type="string">
            <text:p>24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75</text:p>
          </table:table-cell>
          <table:table-cell office:value-type="string">
            <text:p>247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175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5</text:p>
          </table:table-cell>
          <table:table-cell office:value-type="string">
            <text:p>2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5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5</text:p>
          </table:table-cell>
          <table:table-cell office:value-type="string">
            <text:p>5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76</text:p>
          </table:table-cell>
          <table:table-cell office:value-type="string">
            <text:p>17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6</text:p>
          </table:table-cell>
          <table:table-cell office:value-type="string">
            <text:p>18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76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6</text:p>
          </table:table-cell>
          <table:table-cell office:value-type="string">
            <text:p>4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7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7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7</text:p>
          </table:table-cell>
          <table:table-cell office:value-type="string">
            <text:p>16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7</text:p>
          </table:table-cell>
          <table:table-cell office:value-type="string">
            <text:p>1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7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7</text:p>
          </table:table-cell>
          <table:table-cell office:value-type="string">
            <text:p>18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7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7</text:p>
          </table:table-cell>
          <table:table-cell office:value-type="string">
            <text:p>4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8</text:p>
          </table:table-cell>
          <table:table-cell office:value-type="string">
            <text:p>1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78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8</text:p>
          </table:table-cell>
          <table:table-cell office:value-type="string">
            <text:p>18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8</text:p>
          </table:table-cell>
          <table:table-cell office:value-type="string">
            <text:p>24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8</text:p>
          </table:table-cell>
          <table:table-cell office:value-type="string">
            <text:p>31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78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8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8</text:p>
          </table:table-cell>
          <table:table-cell office:value-type="string">
            <text:p>5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78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1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17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17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179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18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24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2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8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8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1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19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3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38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4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5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8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0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80</text:p>
          </table:table-cell>
          <table:table-cell office:value-type="string">
            <text:p>16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80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0</text:p>
          </table:table-cell>
          <table:table-cell office:value-type="string">
            <text:p>1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0</text:p>
          </table:table-cell>
          <table:table-cell office:value-type="string">
            <text:p>174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180</text:p>
          </table:table-cell>
          <table:table-cell office:value-type="string">
            <text:p>249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80</text:p>
          </table:table-cell>
          <table:table-cell office:value-type="string">
            <text:p>3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0</text:p>
          </table:table-cell>
          <table:table-cell office:value-type="string">
            <text:p>4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0</text:p>
          </table:table-cell>
          <table:table-cell office:value-type="string">
            <text:p>5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80</text:p>
          </table:table-cell>
          <table:table-cell office:value-type="string">
            <text:p>5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81</text:p>
          </table:table-cell>
          <table:table-cell office:value-type="string">
            <text:p>18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1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1</text:p>
          </table:table-cell>
          <table:table-cell office:value-type="string">
            <text:p>34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181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1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1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2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2</text:p>
          </table:table-cell>
          <table:table-cell office:value-type="string">
            <text:p>17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82</text:p>
          </table:table-cell>
          <table:table-cell office:value-type="string">
            <text:p>18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2</text:p>
          </table:table-cell>
          <table:table-cell office:value-type="string">
            <text:p>19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2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2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2</text:p>
          </table:table-cell>
          <table:table-cell office:value-type="string">
            <text:p>2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2</text:p>
          </table:table-cell>
          <table:table-cell office:value-type="string">
            <text:p>24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182</text:p>
          </table:table-cell>
          <table:table-cell office:value-type="string">
            <text:p>3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2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2</text:p>
          </table:table-cell>
          <table:table-cell office:value-type="string">
            <text:p>5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82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2</text:p>
          </table:table-cell>
          <table:table-cell office:value-type="string">
            <text:p>62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83</text:p>
          </table:table-cell>
          <table:table-cell office:value-type="string">
            <text:p>18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3</text:p>
          </table:table-cell>
          <table:table-cell office:value-type="string">
            <text:p>18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3</text:p>
          </table:table-cell>
          <table:table-cell office:value-type="string">
            <text:p>19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3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3</text:p>
          </table:table-cell>
          <table:table-cell office:value-type="string">
            <text:p>3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83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3</text:p>
          </table:table-cell>
          <table:table-cell office:value-type="string">
            <text:p>8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18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19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20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201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254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2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18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8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6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7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9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9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21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2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37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3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6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7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18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18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19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2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18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19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20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22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254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4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50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2</text:p>
          </table:table-cell>
          <table:table-cell office:value-type="string">
            <text:p>18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2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2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2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3</text:p>
          </table:table-cell>
          <table:table-cell office:value-type="string">
            <text:p>21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3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3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3</text:p>
          </table:table-cell>
          <table:table-cell office:value-type="string">
            <text:p>51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193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3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3</text:p>
          </table:table-cell>
          <table:table-cell office:value-type="string">
            <text:p>7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3</text:p>
          </table:table-cell>
          <table:table-cell office:value-type="string">
            <text:p>80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13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154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1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1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18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191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194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19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199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20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20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20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221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24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254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2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260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2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28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28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37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39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4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4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4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4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51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5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5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64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6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8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5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5</text:p>
          </table:table-cell>
          <table:table-cell office:value-type="string">
            <text:p>19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5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5</text:p>
          </table:table-cell>
          <table:table-cell office:value-type="string">
            <text:p>21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5</text:p>
          </table:table-cell>
          <table:table-cell office:value-type="string">
            <text:p>24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5</text:p>
          </table:table-cell>
          <table:table-cell office:value-type="string">
            <text:p>25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95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5</text:p>
          </table:table-cell>
          <table:table-cell office:value-type="string">
            <text:p>4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95</text:p>
          </table:table-cell>
          <table:table-cell office:value-type="string">
            <text:p>51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195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5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5</text:p>
          </table:table-cell>
          <table:table-cell office:value-type="string">
            <text:p>6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95</text:p>
          </table:table-cell>
          <table:table-cell office:value-type="string">
            <text:p>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1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160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1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17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18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18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19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196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20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25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50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66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6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70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8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1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19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21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25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2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3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51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5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5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78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198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8</text:p>
          </table:table-cell>
          <table:table-cell office:value-type="string">
            <text:p>13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8</text:p>
          </table:table-cell>
          <table:table-cell office:value-type="string">
            <text:p>141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198</text:p>
          </table:table-cell>
          <table:table-cell office:value-type="string">
            <text:p>18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8</text:p>
          </table:table-cell>
          <table:table-cell office:value-type="string">
            <text:p>18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8</text:p>
          </table:table-cell>
          <table:table-cell office:value-type="string">
            <text:p>211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198</text:p>
          </table:table-cell>
          <table:table-cell office:value-type="string">
            <text:p>24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8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8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9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9</text:p>
          </table:table-cell>
          <table:table-cell office:value-type="string">
            <text:p>13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9</text:p>
          </table:table-cell>
          <table:table-cell office:value-type="string">
            <text:p>13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9</text:p>
          </table:table-cell>
          <table:table-cell office:value-type="string">
            <text:p>14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9</text:p>
          </table:table-cell>
          <table:table-cell office:value-type="string">
            <text:p>1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9</text:p>
          </table:table-cell>
          <table:table-cell office:value-type="string">
            <text:p>19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99</text:p>
          </table:table-cell>
          <table:table-cell office:value-type="string">
            <text:p>19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9</text:p>
          </table:table-cell>
          <table:table-cell office:value-type="string">
            <text:p>20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9</text:p>
          </table:table-cell>
          <table:table-cell office:value-type="string">
            <text:p>4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99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9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9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9</text:p>
          </table:table-cell>
          <table:table-cell office:value-type="string">
            <text:p>6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199</text:p>
          </table:table-cell>
          <table:table-cell office:value-type="string">
            <text:p>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9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9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199</text:p>
          </table:table-cell>
          <table:table-cell office:value-type="string">
            <text:p>78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199</text:p>
          </table:table-cell>
          <table:table-cell office:value-type="string">
            <text:p>8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8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93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3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3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59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57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1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19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5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8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0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0</text:p>
          </table:table-cell>
          <table:table-cell office:value-type="string">
            <text:p>20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0</text:p>
          </table:table-cell>
          <table:table-cell office:value-type="string">
            <text:p>20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0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0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1</text:p>
          </table:table-cell>
          <table:table-cell office:value-type="string">
            <text:p>12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1</text:p>
          </table:table-cell>
          <table:table-cell office:value-type="string">
            <text:p>191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01</text:p>
          </table:table-cell>
          <table:table-cell office:value-type="string">
            <text:p>20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01</text:p>
          </table:table-cell>
          <table:table-cell office:value-type="string">
            <text:p>24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1</text:p>
          </table:table-cell>
          <table:table-cell office:value-type="string">
            <text:p>2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2</text:p>
          </table:table-cell>
          <table:table-cell office:value-type="string">
            <text:p>15</text:p>
          </table:table-cell>
          <table:table-cell office:value-type="string">
            <text:p>14</text:p>
          </table:table-cell>
        </table:table-row>
        <table:table-row>
          <table:table-cell office:value-type="string">
            <text:p>202</text:p>
          </table:table-cell>
          <table:table-cell office:value-type="string">
            <text:p>1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2</text:p>
          </table:table-cell>
          <table:table-cell office:value-type="string">
            <text:p>16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02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2</text:p>
          </table:table-cell>
          <table:table-cell office:value-type="string">
            <text:p>20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2</text:p>
          </table:table-cell>
          <table:table-cell office:value-type="string">
            <text:p>28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2</text:p>
          </table:table-cell>
          <table:table-cell office:value-type="string">
            <text:p>4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02</text:p>
          </table:table-cell>
          <table:table-cell office:value-type="string">
            <text:p>8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2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3</text:p>
          </table:table-cell>
          <table:table-cell office:value-type="string">
            <text:p>1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4</text:p>
          </table:table-cell>
          <table:table-cell office:value-type="string">
            <text:p>1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4</text:p>
          </table:table-cell>
          <table:table-cell office:value-type="string">
            <text:p>45</text:p>
          </table:table-cell>
          <table:table-cell office:value-type="string">
            <text:p>13</text:p>
          </table:table-cell>
        </table:table-row>
        <table:table-row>
          <table:table-cell office:value-type="string">
            <text:p>204</text:p>
          </table:table-cell>
          <table:table-cell office:value-type="string">
            <text:p>8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5</text:p>
          </table:table-cell>
          <table:table-cell office:value-type="string">
            <text:p>21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6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6</text:p>
          </table:table-cell>
          <table:table-cell office:value-type="string">
            <text:p>18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6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6</text:p>
          </table:table-cell>
          <table:table-cell office:value-type="string">
            <text:p>2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6</text:p>
          </table:table-cell>
          <table:table-cell office:value-type="string">
            <text:p>4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6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6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6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7</text:p>
          </table:table-cell>
          <table:table-cell office:value-type="string">
            <text:p>12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7</text:p>
          </table:table-cell>
          <table:table-cell office:value-type="string">
            <text:p>13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7</text:p>
          </table:table-cell>
          <table:table-cell office:value-type="string">
            <text:p>20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7</text:p>
          </table:table-cell>
          <table:table-cell office:value-type="string">
            <text:p>2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7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7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7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7</text:p>
          </table:table-cell>
          <table:table-cell office:value-type="string">
            <text:p>6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07</text:p>
          </table:table-cell>
          <table:table-cell office:value-type="string">
            <text:p>62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07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8</text:p>
          </table:table-cell>
          <table:table-cell office:value-type="string">
            <text:p>12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8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08</text:p>
          </table:table-cell>
          <table:table-cell office:value-type="string">
            <text:p>19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9</text:p>
          </table:table-cell>
          <table:table-cell office:value-type="string">
            <text:p>13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9</text:p>
          </table:table-cell>
          <table:table-cell office:value-type="string">
            <text:p>1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9</text:p>
          </table:table-cell>
          <table:table-cell office:value-type="string">
            <text:p>21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9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09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5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5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6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7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8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9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9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24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24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24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24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2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27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27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277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27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2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3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3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4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51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7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0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0</text:p>
          </table:table-cell>
          <table:table-cell office:value-type="string">
            <text:p>18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0</text:p>
          </table:table-cell>
          <table:table-cell office:value-type="string">
            <text:p>19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0</text:p>
          </table:table-cell>
          <table:table-cell office:value-type="string">
            <text:p>20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0</text:p>
          </table:table-cell>
          <table:table-cell office:value-type="string">
            <text:p>2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0</text:p>
          </table:table-cell>
          <table:table-cell office:value-type="string">
            <text:p>2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0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0</text:p>
          </table:table-cell>
          <table:table-cell office:value-type="string">
            <text:p>4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0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0</text:p>
          </table:table-cell>
          <table:table-cell office:value-type="string">
            <text:p>51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11</text:p>
          </table:table-cell>
          <table:table-cell office:value-type="string">
            <text:p>12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1</text:p>
          </table:table-cell>
          <table:table-cell office:value-type="string">
            <text:p>13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11</text:p>
          </table:table-cell>
          <table:table-cell office:value-type="string">
            <text:p>13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1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1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1</text:p>
          </table:table-cell>
          <table:table-cell office:value-type="string">
            <text:p>20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1</text:p>
          </table:table-cell>
          <table:table-cell office:value-type="string">
            <text:p>21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11</text:p>
          </table:table-cell>
          <table:table-cell office:value-type="string">
            <text:p>21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1</text:p>
          </table:table-cell>
          <table:table-cell office:value-type="string">
            <text:p>253</text:p>
          </table:table-cell>
          <table:table-cell office:value-type="string">
            <text:p>16</text:p>
          </table:table-cell>
        </table:table-row>
        <table:table-row>
          <table:table-cell office:value-type="string">
            <text:p>211</text:p>
          </table:table-cell>
          <table:table-cell office:value-type="string">
            <text:p>260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211</text:p>
          </table:table-cell>
          <table:table-cell office:value-type="string">
            <text:p>28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1</text:p>
          </table:table-cell>
          <table:table-cell office:value-type="string">
            <text:p>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2</text:p>
          </table:table-cell>
          <table:table-cell office:value-type="string">
            <text:p>19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12</text:p>
          </table:table-cell>
          <table:table-cell office:value-type="string">
            <text:p>20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2</text:p>
          </table:table-cell>
          <table:table-cell office:value-type="string">
            <text:p>2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2</text:p>
          </table:table-cell>
          <table:table-cell office:value-type="string">
            <text:p>37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212</text:p>
          </table:table-cell>
          <table:table-cell office:value-type="string">
            <text:p>4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2</text:p>
          </table:table-cell>
          <table:table-cell office:value-type="string">
            <text:p>8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14</text:p>
          </table:table-cell>
          <table:table-cell office:value-type="string">
            <text:p>13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4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5</text:p>
          </table:table-cell>
          <table:table-cell office:value-type="string">
            <text:p>13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15</text:p>
          </table:table-cell>
          <table:table-cell office:value-type="string">
            <text:p>253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216</text:p>
          </table:table-cell>
          <table:table-cell office:value-type="string">
            <text:p>24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6</text:p>
          </table:table-cell>
          <table:table-cell office:value-type="string">
            <text:p>4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6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8</text:p>
          </table:table-cell>
          <table:table-cell office:value-type="string">
            <text:p>21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8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9</text:p>
          </table:table-cell>
          <table:table-cell office:value-type="string">
            <text:p>13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9</text:p>
          </table:table-cell>
          <table:table-cell office:value-type="string">
            <text:p>13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19</text:p>
          </table:table-cell>
          <table:table-cell office:value-type="string">
            <text:p>14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19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0</text:p>
          </table:table-cell>
          <table:table-cell office:value-type="string">
            <text:p>220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20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1</text:p>
          </table:table-cell>
          <table:table-cell office:value-type="string">
            <text:p>1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1</text:p>
          </table:table-cell>
          <table:table-cell office:value-type="string">
            <text:p>21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1</text:p>
          </table:table-cell>
          <table:table-cell office:value-type="string">
            <text:p>22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21</text:p>
          </table:table-cell>
          <table:table-cell office:value-type="string">
            <text:p>3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22</text:p>
          </table:table-cell>
          <table:table-cell office:value-type="string">
            <text:p>22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2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4</text:p>
          </table:table-cell>
          <table:table-cell office:value-type="string">
            <text:p>14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4</text:p>
          </table:table-cell>
          <table:table-cell office:value-type="string">
            <text:p>22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4</text:p>
          </table:table-cell>
          <table:table-cell office:value-type="string">
            <text:p>225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224</text:p>
          </table:table-cell>
          <table:table-cell office:value-type="string">
            <text:p>27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4</text:p>
          </table:table-cell>
          <table:table-cell office:value-type="string">
            <text:p>4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5</text:p>
          </table:table-cell>
          <table:table-cell office:value-type="string">
            <text:p>140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25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5</text:p>
          </table:table-cell>
          <table:table-cell office:value-type="string">
            <text:p>21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5</text:p>
          </table:table-cell>
          <table:table-cell office:value-type="string">
            <text:p>253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225</text:p>
          </table:table-cell>
          <table:table-cell office:value-type="string">
            <text:p>281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25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5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5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5</text:p>
          </table:table-cell>
          <table:table-cell office:value-type="string">
            <text:p>6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25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6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6</text:p>
          </table:table-cell>
          <table:table-cell office:value-type="string">
            <text:p>23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6</text:p>
          </table:table-cell>
          <table:table-cell office:value-type="string">
            <text:p>2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6</text:p>
          </table:table-cell>
          <table:table-cell office:value-type="string">
            <text:p>2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6</text:p>
          </table:table-cell>
          <table:table-cell office:value-type="string">
            <text:p>257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26</text:p>
          </table:table-cell>
          <table:table-cell office:value-type="string">
            <text:p>2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6</text:p>
          </table:table-cell>
          <table:table-cell office:value-type="string">
            <text:p>26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6</text:p>
          </table:table-cell>
          <table:table-cell office:value-type="string">
            <text:p>26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6</text:p>
          </table:table-cell>
          <table:table-cell office:value-type="string">
            <text:p>26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26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6</text:p>
          </table:table-cell>
          <table:table-cell office:value-type="string">
            <text:p>55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226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6</text:p>
          </table:table-cell>
          <table:table-cell office:value-type="string">
            <text:p>5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6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6</text:p>
          </table:table-cell>
          <table:table-cell office:value-type="string">
            <text:p>8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27</text:p>
          </table:table-cell>
          <table:table-cell office:value-type="string">
            <text:p>2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7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7</text:p>
          </table:table-cell>
          <table:table-cell office:value-type="string">
            <text:p>55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227</text:p>
          </table:table-cell>
          <table:table-cell office:value-type="string">
            <text:p>5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7</text:p>
          </table:table-cell>
          <table:table-cell office:value-type="string">
            <text:p>8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28</text:p>
          </table:table-cell>
          <table:table-cell office:value-type="string">
            <text:p>23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2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2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0</text:p>
          </table:table-cell>
          <table:table-cell office:value-type="string">
            <text:p>1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0</text:p>
          </table:table-cell>
          <table:table-cell office:value-type="string">
            <text:p>2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0</text:p>
          </table:table-cell>
          <table:table-cell office:value-type="string">
            <text:p>8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31</text:p>
          </table:table-cell>
          <table:table-cell office:value-type="string">
            <text:p>23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1</text:p>
          </table:table-cell>
          <table:table-cell office:value-type="string">
            <text:p>23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1</text:p>
          </table:table-cell>
          <table:table-cell office:value-type="string">
            <text:p>237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3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2</text:p>
          </table:table-cell>
          <table:table-cell office:value-type="string">
            <text:p>23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32</text:p>
          </table:table-cell>
          <table:table-cell office:value-type="string">
            <text:p>2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2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3</text:p>
          </table:table-cell>
          <table:table-cell office:value-type="string">
            <text:p>143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233</text:p>
          </table:table-cell>
          <table:table-cell office:value-type="string">
            <text:p>150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33</text:p>
          </table:table-cell>
          <table:table-cell office:value-type="string">
            <text:p>22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3</text:p>
          </table:table-cell>
          <table:table-cell office:value-type="string">
            <text:p>233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33</text:p>
          </table:table-cell>
          <table:table-cell office:value-type="string">
            <text:p>234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33</text:p>
          </table:table-cell>
          <table:table-cell office:value-type="string">
            <text:p>2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3</text:p>
          </table:table-cell>
          <table:table-cell office:value-type="string">
            <text:p>237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233</text:p>
          </table:table-cell>
          <table:table-cell office:value-type="string">
            <text:p>26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33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3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3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4</text:p>
          </table:table-cell>
          <table:table-cell office:value-type="string">
            <text:p>14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4</text:p>
          </table:table-cell>
          <table:table-cell office:value-type="string">
            <text:p>14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4</text:p>
          </table:table-cell>
          <table:table-cell office:value-type="string">
            <text:p>15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34</text:p>
          </table:table-cell>
          <table:table-cell office:value-type="string">
            <text:p>151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234</text:p>
          </table:table-cell>
          <table:table-cell office:value-type="string">
            <text:p>23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34</text:p>
          </table:table-cell>
          <table:table-cell office:value-type="string">
            <text:p>2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4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5</text:p>
          </table:table-cell>
          <table:table-cell office:value-type="string">
            <text:p>23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35</text:p>
          </table:table-cell>
          <table:table-cell office:value-type="string">
            <text:p>23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5</text:p>
          </table:table-cell>
          <table:table-cell office:value-type="string">
            <text:p>24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5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6</text:p>
          </table:table-cell>
          <table:table-cell office:value-type="string">
            <text:p>14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6</text:p>
          </table:table-cell>
          <table:table-cell office:value-type="string">
            <text:p>1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6</text:p>
          </table:table-cell>
          <table:table-cell office:value-type="string">
            <text:p>1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6</text:p>
          </table:table-cell>
          <table:table-cell office:value-type="string">
            <text:p>1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6</text:p>
          </table:table-cell>
          <table:table-cell office:value-type="string">
            <text:p>22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36</text:p>
          </table:table-cell>
          <table:table-cell office:value-type="string">
            <text:p>23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36</text:p>
          </table:table-cell>
          <table:table-cell office:value-type="string">
            <text:p>23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36</text:p>
          </table:table-cell>
          <table:table-cell office:value-type="string">
            <text:p>23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36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6</text:p>
          </table:table-cell>
          <table:table-cell office:value-type="string">
            <text:p>56</text:p>
          </table:table-cell>
          <table:table-cell office:value-type="string">
            <text:p>14</text:p>
          </table:table-cell>
        </table:table-row>
        <table:table-row>
          <table:table-cell office:value-type="string">
            <text:p>237</text:p>
          </table:table-cell>
          <table:table-cell office:value-type="string">
            <text:p>232</text:p>
          </table:table-cell>
          <table:table-cell office:value-type="string">
            <text:p>13</text:p>
          </table:table-cell>
        </table:table-row>
        <table:table-row>
          <table:table-cell office:value-type="string">
            <text:p>237</text:p>
          </table:table-cell>
          <table:table-cell office:value-type="string">
            <text:p>23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7</text:p>
          </table:table-cell>
          <table:table-cell office:value-type="string">
            <text:p>257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238</text:p>
          </table:table-cell>
          <table:table-cell office:value-type="string">
            <text:p>150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238</text:p>
          </table:table-cell>
          <table:table-cell office:value-type="string">
            <text:p>1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8</text:p>
          </table:table-cell>
          <table:table-cell office:value-type="string">
            <text:p>23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8</text:p>
          </table:table-cell>
          <table:table-cell office:value-type="string">
            <text:p>23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8</text:p>
          </table:table-cell>
          <table:table-cell office:value-type="string">
            <text:p>23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8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8</text:p>
          </table:table-cell>
          <table:table-cell office:value-type="string">
            <text:p>69</text:p>
          </table:table-cell>
          <table:table-cell office:value-type="string">
            <text:p>13</text:p>
          </table:table-cell>
        </table:table-row>
        <table:table-row>
          <table:table-cell office:value-type="string">
            <text:p>239</text:p>
          </table:table-cell>
          <table:table-cell office:value-type="string">
            <text:p>15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9</text:p>
          </table:table-cell>
          <table:table-cell office:value-type="string">
            <text:p>22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39</text:p>
          </table:table-cell>
          <table:table-cell office:value-type="string">
            <text:p>23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9</text:p>
          </table:table-cell>
          <table:table-cell office:value-type="string">
            <text:p>26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39</text:p>
          </table:table-cell>
          <table:table-cell office:value-type="string">
            <text:p>69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16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18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3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0</text:p>
          </table:table-cell>
          <table:table-cell office:value-type="string">
            <text:p>232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41</text:p>
          </table:table-cell>
          <table:table-cell office:value-type="string">
            <text:p>13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1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1</text:p>
          </table:table-cell>
          <table:table-cell office:value-type="string">
            <text:p>24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2</text:p>
          </table:table-cell>
          <table:table-cell office:value-type="string">
            <text:p>13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2</text:p>
          </table:table-cell>
          <table:table-cell office:value-type="string">
            <text:p>24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2</text:p>
          </table:table-cell>
          <table:table-cell office:value-type="string">
            <text:p>25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42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3</text:p>
          </table:table-cell>
          <table:table-cell office:value-type="string">
            <text:p>194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43</text:p>
          </table:table-cell>
          <table:table-cell office:value-type="string">
            <text:p>23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43</text:p>
          </table:table-cell>
          <table:table-cell office:value-type="string">
            <text:p>28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43</text:p>
          </table:table-cell>
          <table:table-cell office:value-type="string">
            <text:p>45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243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3</text:p>
          </table:table-cell>
          <table:table-cell office:value-type="string">
            <text:p>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4</text:p>
          </table:table-cell>
          <table:table-cell office:value-type="string">
            <text:p>162</text:p>
          </table:table-cell>
          <table:table-cell office:value-type="string">
            <text:p>15</text:p>
          </table:table-cell>
        </table:table-row>
        <table:table-row>
          <table:table-cell office:value-type="string">
            <text:p>244</text:p>
          </table:table-cell>
          <table:table-cell office:value-type="string">
            <text:p>21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44</text:p>
          </table:table-cell>
          <table:table-cell office:value-type="string">
            <text:p>24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44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4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6</text:p>
          </table:table-cell>
          <table:table-cell office:value-type="string">
            <text:p>173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246</text:p>
          </table:table-cell>
          <table:table-cell office:value-type="string">
            <text:p>24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46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6</text:p>
          </table:table-cell>
          <table:table-cell office:value-type="string">
            <text:p>2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7</text:p>
          </table:table-cell>
          <table:table-cell office:value-type="string">
            <text:p>17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47</text:p>
          </table:table-cell>
          <table:table-cell office:value-type="string">
            <text:p>17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47</text:p>
          </table:table-cell>
          <table:table-cell office:value-type="string">
            <text:p>17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47</text:p>
          </table:table-cell>
          <table:table-cell office:value-type="string">
            <text:p>2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7</text:p>
          </table:table-cell>
          <table:table-cell office:value-type="string">
            <text:p>26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7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7</text:p>
          </table:table-cell>
          <table:table-cell office:value-type="string">
            <text:p>3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7</text:p>
          </table:table-cell>
          <table:table-cell office:value-type="string">
            <text:p>3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47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7</text:p>
          </table:table-cell>
          <table:table-cell office:value-type="string">
            <text:p>56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247</text:p>
          </table:table-cell>
          <table:table-cell office:value-type="string">
            <text:p>7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7</text:p>
          </table:table-cell>
          <table:table-cell office:value-type="string">
            <text:p>7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8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8</text:p>
          </table:table-cell>
          <table:table-cell office:value-type="string">
            <text:p>1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8</text:p>
          </table:table-cell>
          <table:table-cell office:value-type="string">
            <text:p>247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48</text:p>
          </table:table-cell>
          <table:table-cell office:value-type="string">
            <text:p>38</text:p>
          </table:table-cell>
          <table:table-cell office:value-type="string">
            <text:p>14</text:p>
          </table:table-cell>
        </table:table-row>
        <table:table-row>
          <table:table-cell office:value-type="string">
            <text:p>249</text:p>
          </table:table-cell>
          <table:table-cell office:value-type="string">
            <text:p>157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249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9</text:p>
          </table:table-cell>
          <table:table-cell office:value-type="string">
            <text:p>1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9</text:p>
          </table:table-cell>
          <table:table-cell office:value-type="string">
            <text:p>17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9</text:p>
          </table:table-cell>
          <table:table-cell office:value-type="string">
            <text:p>17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9</text:p>
          </table:table-cell>
          <table:table-cell office:value-type="string">
            <text:p>18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9</text:p>
          </table:table-cell>
          <table:table-cell office:value-type="string">
            <text:p>27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49</text:p>
          </table:table-cell>
          <table:table-cell office:value-type="string">
            <text:p>2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2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3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3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38</text:p>
          </table:table-cell>
          <table:table-cell office:value-type="string">
            <text:p>12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52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1</text:p>
          </table:table-cell>
          <table:table-cell office:value-type="string">
            <text:p>14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1</text:p>
          </table:table-cell>
          <table:table-cell office:value-type="string">
            <text:p>148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251</text:p>
          </table:table-cell>
          <table:table-cell office:value-type="string">
            <text:p>233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251</text:p>
          </table:table-cell>
          <table:table-cell office:value-type="string">
            <text:p>2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18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18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19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211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21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24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24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2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4</text:p>
          </table:table-cell>
          <table:table-cell office:value-type="string">
            <text:p>15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4</text:p>
          </table:table-cell>
          <table:table-cell office:value-type="string">
            <text:p>16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4</text:p>
          </table:table-cell>
          <table:table-cell office:value-type="string">
            <text:p>17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4</text:p>
          </table:table-cell>
          <table:table-cell office:value-type="string">
            <text:p>191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254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4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4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4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4</text:p>
          </table:table-cell>
          <table:table-cell office:value-type="string">
            <text:p>4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4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254</text:p>
          </table:table-cell>
          <table:table-cell office:value-type="string">
            <text:p>5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4</text:p>
          </table:table-cell>
          <table:table-cell office:value-type="string">
            <text:p>63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54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4</text:p>
          </table:table-cell>
          <table:table-cell office:value-type="string">
            <text:p>8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54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5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5</text:p>
          </table:table-cell>
          <table:table-cell office:value-type="string">
            <text:p>17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5</text:p>
          </table:table-cell>
          <table:table-cell office:value-type="string">
            <text:p>271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255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6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6</text:p>
          </table:table-cell>
          <table:table-cell office:value-type="string">
            <text:p>193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256</text:p>
          </table:table-cell>
          <table:table-cell office:value-type="string">
            <text:p>197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56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56</text:p>
          </table:table-cell>
          <table:table-cell office:value-type="string">
            <text:p>22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6</text:p>
          </table:table-cell>
          <table:table-cell office:value-type="string">
            <text:p>23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6</text:p>
          </table:table-cell>
          <table:table-cell office:value-type="string">
            <text:p>25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56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6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6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6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6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6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6</text:p>
          </table:table-cell>
          <table:table-cell office:value-type="string">
            <text:p>5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56</text:p>
          </table:table-cell>
          <table:table-cell office:value-type="string">
            <text:p>57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56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6</text:p>
          </table:table-cell>
          <table:table-cell office:value-type="string">
            <text:p>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6</text:p>
          </table:table-cell>
          <table:table-cell office:value-type="string">
            <text:p>7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56</text:p>
          </table:table-cell>
          <table:table-cell office:value-type="string">
            <text:p>8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56</text:p>
          </table:table-cell>
          <table:table-cell office:value-type="string">
            <text:p>8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7</text:p>
          </table:table-cell>
          <table:table-cell office:value-type="string">
            <text:p>2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7</text:p>
          </table:table-cell>
          <table:table-cell office:value-type="string">
            <text:p>23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7</text:p>
          </table:table-cell>
          <table:table-cell office:value-type="string">
            <text:p>24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7</text:p>
          </table:table-cell>
          <table:table-cell office:value-type="string">
            <text:p>25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257</text:p>
          </table:table-cell>
          <table:table-cell office:value-type="string">
            <text:p>258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57</text:p>
          </table:table-cell>
          <table:table-cell office:value-type="string">
            <text:p>26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57</text:p>
          </table:table-cell>
          <table:table-cell office:value-type="string">
            <text:p>2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7</text:p>
          </table:table-cell>
          <table:table-cell office:value-type="string">
            <text:p>264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57</text:p>
          </table:table-cell>
          <table:table-cell office:value-type="string">
            <text:p>28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7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7</text:p>
          </table:table-cell>
          <table:table-cell office:value-type="string">
            <text:p>5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57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8</text:p>
          </table:table-cell>
          <table:table-cell office:value-type="string">
            <text:p>14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8</text:p>
          </table:table-cell>
          <table:table-cell office:value-type="string">
            <text:p>257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58</text:p>
          </table:table-cell>
          <table:table-cell office:value-type="string">
            <text:p>26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9</text:p>
          </table:table-cell>
          <table:table-cell office:value-type="string">
            <text:p>259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259</text:p>
          </table:table-cell>
          <table:table-cell office:value-type="string">
            <text:p>47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59</text:p>
          </table:table-cell>
          <table:table-cell office:value-type="string">
            <text:p>5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59</text:p>
          </table:table-cell>
          <table:table-cell office:value-type="string">
            <text:p>66</text:p>
          </table:table-cell>
          <table:table-cell office:value-type="string">
            <text:p>16</text:p>
          </table:table-cell>
        </table:table-row>
        <table:table-row>
          <table:table-cell office:value-type="string">
            <text:p>259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59</text:p>
          </table:table-cell>
          <table:table-cell office:value-type="string">
            <text:p>85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259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1</text:p>
          </table:table-cell>
          <table:table-cell office:value-type="string">
            <text:p>15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6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6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63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67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94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247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26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26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272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27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28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3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3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50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51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5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5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6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0</text:p>
          </table:table-cell>
          <table:table-cell office:value-type="string">
            <text:p>15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60</text:p>
          </table:table-cell>
          <table:table-cell office:value-type="string">
            <text:p>1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0</text:p>
          </table:table-cell>
          <table:table-cell office:value-type="string">
            <text:p>1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0</text:p>
          </table:table-cell>
          <table:table-cell office:value-type="string">
            <text:p>173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60</text:p>
          </table:table-cell>
          <table:table-cell office:value-type="string">
            <text:p>18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0</text:p>
          </table:table-cell>
          <table:table-cell office:value-type="string">
            <text:p>2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0</text:p>
          </table:table-cell>
          <table:table-cell office:value-type="string">
            <text:p>2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0</text:p>
          </table:table-cell>
          <table:table-cell office:value-type="string">
            <text:p>2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0</text:p>
          </table:table-cell>
          <table:table-cell office:value-type="string">
            <text:p>26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60</text:p>
          </table:table-cell>
          <table:table-cell office:value-type="string">
            <text:p>273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260</text:p>
          </table:table-cell>
          <table:table-cell office:value-type="string">
            <text:p>28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60</text:p>
          </table:table-cell>
          <table:table-cell office:value-type="string">
            <text:p>34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260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0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0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0</text:p>
          </table:table-cell>
          <table:table-cell office:value-type="string">
            <text:p>5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60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0</text:p>
          </table:table-cell>
          <table:table-cell office:value-type="string">
            <text:p>6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60</text:p>
          </table:table-cell>
          <table:table-cell office:value-type="string">
            <text:p>7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1</text:p>
          </table:table-cell>
          <table:table-cell office:value-type="string">
            <text:p>18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1</text:p>
          </table:table-cell>
          <table:table-cell office:value-type="string">
            <text:p>2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1</text:p>
          </table:table-cell>
          <table:table-cell office:value-type="string">
            <text:p>2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2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3</text:p>
          </table:table-cell>
          <table:table-cell office:value-type="string">
            <text:p>1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3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3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3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3</text:p>
          </table:table-cell>
          <table:table-cell office:value-type="string">
            <text:p>5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3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3</text:p>
          </table:table-cell>
          <table:table-cell office:value-type="string">
            <text:p>5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4</text:p>
          </table:table-cell>
          <table:table-cell office:value-type="string">
            <text:p>17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64</text:p>
          </table:table-cell>
          <table:table-cell office:value-type="string">
            <text:p>247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64</text:p>
          </table:table-cell>
          <table:table-cell office:value-type="string">
            <text:p>257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264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4</text:p>
          </table:table-cell>
          <table:table-cell office:value-type="string">
            <text:p>5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5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5</text:p>
          </table:table-cell>
          <table:table-cell office:value-type="string">
            <text:p>26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5</text:p>
          </table:table-cell>
          <table:table-cell office:value-type="string">
            <text:p>2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5</text:p>
          </table:table-cell>
          <table:table-cell office:value-type="string">
            <text:p>29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66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6</text:p>
          </table:table-cell>
          <table:table-cell office:value-type="string">
            <text:p>155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266</text:p>
          </table:table-cell>
          <table:table-cell office:value-type="string">
            <text:p>15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6</text:p>
          </table:table-cell>
          <table:table-cell office:value-type="string">
            <text:p>1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6</text:p>
          </table:table-cell>
          <table:table-cell office:value-type="string">
            <text:p>17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6</text:p>
          </table:table-cell>
          <table:table-cell office:value-type="string">
            <text:p>26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66</text:p>
          </table:table-cell>
          <table:table-cell office:value-type="string">
            <text:p>26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66</text:p>
          </table:table-cell>
          <table:table-cell office:value-type="string">
            <text:p>27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66</text:p>
          </table:table-cell>
          <table:table-cell office:value-type="string">
            <text:p>275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266</text:p>
          </table:table-cell>
          <table:table-cell office:value-type="string">
            <text:p>27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6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6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6</text:p>
          </table:table-cell>
          <table:table-cell office:value-type="string">
            <text:p>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7</text:p>
          </table:table-cell>
          <table:table-cell office:value-type="string">
            <text:p>15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7</text:p>
          </table:table-cell>
          <table:table-cell office:value-type="string">
            <text:p>1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7</text:p>
          </table:table-cell>
          <table:table-cell office:value-type="string">
            <text:p>23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7</text:p>
          </table:table-cell>
          <table:table-cell office:value-type="string">
            <text:p>26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7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7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8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8</text:p>
          </table:table-cell>
          <table:table-cell office:value-type="string">
            <text:p>1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8</text:p>
          </table:table-cell>
          <table:table-cell office:value-type="string">
            <text:p>17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68</text:p>
          </table:table-cell>
          <table:table-cell office:value-type="string">
            <text:p>17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68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8</text:p>
          </table:table-cell>
          <table:table-cell office:value-type="string">
            <text:p>27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68</text:p>
          </table:table-cell>
          <table:table-cell office:value-type="string">
            <text:p>2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8</text:p>
          </table:table-cell>
          <table:table-cell office:value-type="string">
            <text:p>27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8</text:p>
          </table:table-cell>
          <table:table-cell office:value-type="string">
            <text:p>28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68</text:p>
          </table:table-cell>
          <table:table-cell office:value-type="string">
            <text:p>3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68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9</text:p>
          </table:table-cell>
          <table:table-cell office:value-type="string">
            <text:p>24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9</text:p>
          </table:table-cell>
          <table:table-cell office:value-type="string">
            <text:p>24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69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6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8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24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247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27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27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3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3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5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5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15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1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17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17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17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27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2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27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27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28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35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36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3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54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56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5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73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272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2</text:p>
          </table:table-cell>
          <table:table-cell office:value-type="string">
            <text:p>173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272</text:p>
          </table:table-cell>
          <table:table-cell office:value-type="string">
            <text:p>17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72</text:p>
          </table:table-cell>
          <table:table-cell office:value-type="string">
            <text:p>19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2</text:p>
          </table:table-cell>
          <table:table-cell office:value-type="string">
            <text:p>24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2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2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2</text:p>
          </table:table-cell>
          <table:table-cell office:value-type="string">
            <text:p>27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72</text:p>
          </table:table-cell>
          <table:table-cell office:value-type="string">
            <text:p>273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272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2</text:p>
          </table:table-cell>
          <table:table-cell office:value-type="string">
            <text:p>3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72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2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2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2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2</text:p>
          </table:table-cell>
          <table:table-cell office:value-type="string">
            <text:p>7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73</text:p>
          </table:table-cell>
          <table:table-cell office:value-type="string">
            <text:p>1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3</text:p>
          </table:table-cell>
          <table:table-cell office:value-type="string">
            <text:p>1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3</text:p>
          </table:table-cell>
          <table:table-cell office:value-type="string">
            <text:p>163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73</text:p>
          </table:table-cell>
          <table:table-cell office:value-type="string">
            <text:p>1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3</text:p>
          </table:table-cell>
          <table:table-cell office:value-type="string">
            <text:p>1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3</text:p>
          </table:table-cell>
          <table:table-cell office:value-type="string">
            <text:p>173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273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3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3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3</text:p>
          </table:table-cell>
          <table:table-cell office:value-type="string">
            <text:p>273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273</text:p>
          </table:table-cell>
          <table:table-cell office:value-type="string">
            <text:p>274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273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3</text:p>
          </table:table-cell>
          <table:table-cell office:value-type="string">
            <text:p>3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73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3</text:p>
          </table:table-cell>
          <table:table-cell office:value-type="string">
            <text:p>58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274</text:p>
          </table:table-cell>
          <table:table-cell office:value-type="string">
            <text:p>157</text:p>
          </table:table-cell>
          <table:table-cell office:value-type="string">
            <text:p>12</text:p>
          </table:table-cell>
        </table:table-row>
        <table:table-row>
          <table:table-cell office:value-type="string">
            <text:p>274</text:p>
          </table:table-cell>
          <table:table-cell office:value-type="string">
            <text:p>158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74</text:p>
          </table:table-cell>
          <table:table-cell office:value-type="string">
            <text:p>15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4</text:p>
          </table:table-cell>
          <table:table-cell office:value-type="string">
            <text:p>18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4</text:p>
          </table:table-cell>
          <table:table-cell office:value-type="string">
            <text:p>2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4</text:p>
          </table:table-cell>
          <table:table-cell office:value-type="string">
            <text:p>2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4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4</text:p>
          </table:table-cell>
          <table:table-cell office:value-type="string">
            <text:p>271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74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4</text:p>
          </table:table-cell>
          <table:table-cell office:value-type="string">
            <text:p>2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4</text:p>
          </table:table-cell>
          <table:table-cell office:value-type="string">
            <text:p>274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274</text:p>
          </table:table-cell>
          <table:table-cell office:value-type="string">
            <text:p>296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274</text:p>
          </table:table-cell>
          <table:table-cell office:value-type="string">
            <text:p>3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4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4</text:p>
          </table:table-cell>
          <table:table-cell office:value-type="string">
            <text:p>37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274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4</text:p>
          </table:table-cell>
          <table:table-cell office:value-type="string">
            <text:p>5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4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5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75</text:p>
          </table:table-cell>
          <table:table-cell office:value-type="string">
            <text:p>1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5</text:p>
          </table:table-cell>
          <table:table-cell office:value-type="string">
            <text:p>174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275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5</text:p>
          </table:table-cell>
          <table:table-cell office:value-type="string">
            <text:p>3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76</text:p>
          </table:table-cell>
          <table:table-cell office:value-type="string">
            <text:p>1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6</text:p>
          </table:table-cell>
          <table:table-cell office:value-type="string">
            <text:p>2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76</text:p>
          </table:table-cell>
          <table:table-cell office:value-type="string">
            <text:p>254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276</text:p>
          </table:table-cell>
          <table:table-cell office:value-type="string">
            <text:p>33</text:p>
          </table:table-cell>
          <table:table-cell office:value-type="string">
            <text:p>14</text:p>
          </table:table-cell>
        </table:table-row>
        <table:table-row>
          <table:table-cell office:value-type="string">
            <text:p>276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7</text:p>
          </table:table-cell>
          <table:table-cell office:value-type="string">
            <text:p>15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77</text:p>
          </table:table-cell>
          <table:table-cell office:value-type="string">
            <text:p>1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7</text:p>
          </table:table-cell>
          <table:table-cell office:value-type="string">
            <text:p>17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77</text:p>
          </table:table-cell>
          <table:table-cell office:value-type="string">
            <text:p>20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7</text:p>
          </table:table-cell>
          <table:table-cell office:value-type="string">
            <text:p>281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277</text:p>
          </table:table-cell>
          <table:table-cell office:value-type="string">
            <text:p>28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7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7</text:p>
          </table:table-cell>
          <table:table-cell office:value-type="string">
            <text:p>5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78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8</text:p>
          </table:table-cell>
          <table:table-cell office:value-type="string">
            <text:p>20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78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11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15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15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16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17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17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18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23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2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2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28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3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36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4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54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8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0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0</text:p>
          </table:table-cell>
          <table:table-cell office:value-type="string">
            <text:p>28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0</text:p>
          </table:table-cell>
          <table:table-cell office:value-type="string">
            <text:p>51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280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0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0</text:p>
          </table:table-cell>
          <table:table-cell office:value-type="string">
            <text:p>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1</text:p>
          </table:table-cell>
          <table:table-cell office:value-type="string">
            <text:p>27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281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2</text:p>
          </table:table-cell>
          <table:table-cell office:value-type="string">
            <text:p>25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2</text:p>
          </table:table-cell>
          <table:table-cell office:value-type="string">
            <text:p>28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2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2</text:p>
          </table:table-cell>
          <table:table-cell office:value-type="string">
            <text:p>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3</text:p>
          </table:table-cell>
          <table:table-cell office:value-type="string">
            <text:p>26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5</text:p>
          </table:table-cell>
          <table:table-cell office:value-type="string">
            <text:p>24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5</text:p>
          </table:table-cell>
          <table:table-cell office:value-type="string">
            <text:p>266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285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5</text:p>
          </table:table-cell>
          <table:table-cell office:value-type="string">
            <text:p>27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85</text:p>
          </table:table-cell>
          <table:table-cell office:value-type="string">
            <text:p>28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5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6</text:p>
          </table:table-cell>
          <table:table-cell office:value-type="string">
            <text:p>10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6</text:p>
          </table:table-cell>
          <table:table-cell office:value-type="string">
            <text:p>28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8</text:p>
          </table:table-cell>
          <table:table-cell office:value-type="string">
            <text:p>28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9</text:p>
          </table:table-cell>
          <table:table-cell office:value-type="string">
            <text:p>10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9</text:p>
          </table:table-cell>
          <table:table-cell office:value-type="string">
            <text:p>10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9</text:p>
          </table:table-cell>
          <table:table-cell office:value-type="string">
            <text:p>11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89</text:p>
          </table:table-cell>
          <table:table-cell office:value-type="string">
            <text:p>26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89</text:p>
          </table:table-cell>
          <table:table-cell office:value-type="string">
            <text:p>289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7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2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2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91</text:p>
          </table:table-cell>
          <table:table-cell office:value-type="string">
            <text:p>28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91</text:p>
          </table:table-cell>
          <table:table-cell office:value-type="string">
            <text:p>29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91</text:p>
          </table:table-cell>
          <table:table-cell office:value-type="string">
            <text:p>29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91</text:p>
          </table:table-cell>
          <table:table-cell office:value-type="string">
            <text:p>98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294</text:p>
          </table:table-cell>
          <table:table-cell office:value-type="string">
            <text:p>11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95</text:p>
          </table:table-cell>
          <table:table-cell office:value-type="string">
            <text:p>15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96</text:p>
          </table:table-cell>
          <table:table-cell office:value-type="string">
            <text:p>10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96</text:p>
          </table:table-cell>
          <table:table-cell office:value-type="string">
            <text:p>1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96</text:p>
          </table:table-cell>
          <table:table-cell office:value-type="string">
            <text:p>15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96</text:p>
          </table:table-cell>
          <table:table-cell office:value-type="string">
            <text:p>1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96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96</text:p>
          </table:table-cell>
          <table:table-cell office:value-type="string">
            <text:p>27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296</text:p>
          </table:table-cell>
          <table:table-cell office:value-type="string">
            <text:p>274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296</text:p>
          </table:table-cell>
          <table:table-cell office:value-type="string">
            <text:p>2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296</text:p>
          </table:table-cell>
          <table:table-cell office:value-type="string">
            <text:p>28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9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2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59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6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7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73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7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79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5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25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4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7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247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3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3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3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4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4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8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7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7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9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9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2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24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2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2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3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8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8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5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58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6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7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7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21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2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33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4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71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81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2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26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2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27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2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28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28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35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36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37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3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5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54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5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1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16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172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17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1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17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2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247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2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27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271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27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27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27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27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28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56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57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5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62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8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6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6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24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247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2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2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2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27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2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4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157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1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1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2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3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3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34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37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88</text:p>
          </table:table-cell>
          <table:table-cell office:value-type="string">
            <text:p>14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1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164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198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19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21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21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21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2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25</text:p>
          </table:table-cell>
          <table:table-cell office:value-type="string">
            <text:p>13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25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27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28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28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38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4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54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5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60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66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6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7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15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15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16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2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8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3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99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5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60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79</text:p>
          </table:table-cell>
          <table:table-cell office:value-type="string">
            <text:p>12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8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8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1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18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2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25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2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40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75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81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15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18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19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19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24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4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50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6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8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2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2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2</text:p>
          </table:table-cell>
          <table:table-cell office:value-type="string">
            <text:p>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2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3</text:p>
          </table:table-cell>
          <table:table-cell office:value-type="string">
            <text:p>19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3</text:p>
          </table:table-cell>
          <table:table-cell office:value-type="string">
            <text:p>19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4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4</text:p>
          </table:table-cell>
          <table:table-cell office:value-type="string">
            <text:p>3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44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4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4</text:p>
          </table:table-cell>
          <table:table-cell office:value-type="string">
            <text:p>75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44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204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24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28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4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4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5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8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87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1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19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19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19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21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4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51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67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7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47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7</text:p>
          </table:table-cell>
          <table:table-cell office:value-type="string">
            <text:p>24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7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7</text:p>
          </table:table-cell>
          <table:table-cell office:value-type="string">
            <text:p>3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7</text:p>
          </table:table-cell>
          <table:table-cell office:value-type="string">
            <text:p>3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47</text:p>
          </table:table-cell>
          <table:table-cell office:value-type="string">
            <text:p>3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7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7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8</text:p>
          </table:table-cell>
          <table:table-cell office:value-type="string">
            <text:p>2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8</text:p>
          </table:table-cell>
          <table:table-cell office:value-type="string">
            <text:p>3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8</text:p>
          </table:table-cell>
          <table:table-cell office:value-type="string">
            <text:p>5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1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17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20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2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2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4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4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8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2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15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16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1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17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2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23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24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2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254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25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2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3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4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4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50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5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57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6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6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7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8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10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15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1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15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1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20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2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23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2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24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2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2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2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260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2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3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3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51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57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58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6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6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6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7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81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11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15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162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1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17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179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18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18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19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2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24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2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260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27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2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28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3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3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34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35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4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4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52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5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6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17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25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26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5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61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7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7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8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14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1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161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16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172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173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180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2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2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27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271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28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28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3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3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4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5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7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8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5</text:p>
          </table:table-cell>
          <table:table-cell office:value-type="string">
            <text:p>20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55</text:p>
          </table:table-cell>
          <table:table-cell office:value-type="string">
            <text:p>21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5</text:p>
          </table:table-cell>
          <table:table-cell office:value-type="string">
            <text:p>22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5</text:p>
          </table:table-cell>
          <table:table-cell office:value-type="string">
            <text:p>23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5</text:p>
          </table:table-cell>
          <table:table-cell office:value-type="string">
            <text:p>234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55</text:p>
          </table:table-cell>
          <table:table-cell office:value-type="string">
            <text:p>2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5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5</text:p>
          </table:table-cell>
          <table:table-cell office:value-type="string">
            <text:p>26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5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5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14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17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17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18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19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2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23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236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247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2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257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28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3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47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50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5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5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6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7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7</text:p>
          </table:table-cell>
          <table:table-cell office:value-type="string">
            <text:p>173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57</text:p>
          </table:table-cell>
          <table:table-cell office:value-type="string">
            <text:p>1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7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7</text:p>
          </table:table-cell>
          <table:table-cell office:value-type="string">
            <text:p>2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7</text:p>
          </table:table-cell>
          <table:table-cell office:value-type="string">
            <text:p>22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7</text:p>
          </table:table-cell>
          <table:table-cell office:value-type="string">
            <text:p>2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7</text:p>
          </table:table-cell>
          <table:table-cell office:value-type="string">
            <text:p>2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7</text:p>
          </table:table-cell>
          <table:table-cell office:value-type="string">
            <text:p>24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7</text:p>
          </table:table-cell>
          <table:table-cell office:value-type="string">
            <text:p>256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57</text:p>
          </table:table-cell>
          <table:table-cell office:value-type="string">
            <text:p>271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57</text:p>
          </table:table-cell>
          <table:table-cell office:value-type="string">
            <text:p>28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7</text:p>
          </table:table-cell>
          <table:table-cell office:value-type="string">
            <text:p>3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7</text:p>
          </table:table-cell>
          <table:table-cell office:value-type="string">
            <text:p>5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7</text:p>
          </table:table-cell>
          <table:table-cell office:value-type="string">
            <text:p>75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57</text:p>
          </table:table-cell>
          <table:table-cell office:value-type="string">
            <text:p>8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8</text:p>
          </table:table-cell>
          <table:table-cell office:value-type="string">
            <text:p>1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8</text:p>
          </table:table-cell>
          <table:table-cell office:value-type="string">
            <text:p>173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58</text:p>
          </table:table-cell>
          <table:table-cell office:value-type="string">
            <text:p>17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8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58</text:p>
          </table:table-cell>
          <table:table-cell office:value-type="string">
            <text:p>26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8</text:p>
          </table:table-cell>
          <table:table-cell office:value-type="string">
            <text:p>273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58</text:p>
          </table:table-cell>
          <table:table-cell office:value-type="string">
            <text:p>27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8</text:p>
          </table:table-cell>
          <table:table-cell office:value-type="string">
            <text:p>28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8</text:p>
          </table:table-cell>
          <table:table-cell office:value-type="string">
            <text:p>34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58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8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8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8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8</text:p>
          </table:table-cell>
          <table:table-cell office:value-type="string">
            <text:p>58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58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8</text:p>
          </table:table-cell>
          <table:table-cell office:value-type="string">
            <text:p>6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8</text:p>
          </table:table-cell>
          <table:table-cell office:value-type="string">
            <text:p>8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9</text:p>
          </table:table-cell>
          <table:table-cell office:value-type="string">
            <text:p>18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9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59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16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5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5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60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0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0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1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61</text:p>
          </table:table-cell>
          <table:table-cell office:value-type="string">
            <text:p>17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1</text:p>
          </table:table-cell>
          <table:table-cell office:value-type="string">
            <text:p>2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1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1</text:p>
          </table:table-cell>
          <table:table-cell office:value-type="string">
            <text:p>2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1</text:p>
          </table:table-cell>
          <table:table-cell office:value-type="string">
            <text:p>3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61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1</text:p>
          </table:table-cell>
          <table:table-cell office:value-type="string">
            <text:p>6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1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19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22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35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5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6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6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6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7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7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8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85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3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63</text:p>
          </table:table-cell>
          <table:table-cell office:value-type="string">
            <text:p>16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63</text:p>
          </table:table-cell>
          <table:table-cell office:value-type="string">
            <text:p>1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3</text:p>
          </table:table-cell>
          <table:table-cell office:value-type="string">
            <text:p>1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3</text:p>
          </table:table-cell>
          <table:table-cell office:value-type="string">
            <text:p>20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3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3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3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3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3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3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3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3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3</text:p>
          </table:table-cell>
          <table:table-cell office:value-type="string">
            <text:p>63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63</text:p>
          </table:table-cell>
          <table:table-cell office:value-type="string">
            <text:p>6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63</text:p>
          </table:table-cell>
          <table:table-cell office:value-type="string">
            <text:p>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3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3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3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3</text:p>
          </table:table-cell>
          <table:table-cell office:value-type="string">
            <text:p>7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3</text:p>
          </table:table-cell>
          <table:table-cell office:value-type="string">
            <text:p>80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63</text:p>
          </table:table-cell>
          <table:table-cell office:value-type="string">
            <text:p>85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63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19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19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2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2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4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51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6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7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8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8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65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5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5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5</text:p>
          </table:table-cell>
          <table:table-cell office:value-type="string">
            <text:p>1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5</text:p>
          </table:table-cell>
          <table:table-cell office:value-type="string">
            <text:p>19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5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5</text:p>
          </table:table-cell>
          <table:table-cell office:value-type="string">
            <text:p>2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65</text:p>
          </table:table-cell>
          <table:table-cell office:value-type="string">
            <text:p>28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5</text:p>
          </table:table-cell>
          <table:table-cell office:value-type="string">
            <text:p>5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65</text:p>
          </table:table-cell>
          <table:table-cell office:value-type="string">
            <text:p>5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65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5</text:p>
          </table:table-cell>
          <table:table-cell office:value-type="string">
            <text:p>6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65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5</text:p>
          </table:table-cell>
          <table:table-cell office:value-type="string">
            <text:p>65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65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5</text:p>
          </table:table-cell>
          <table:table-cell office:value-type="string">
            <text:p>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5</text:p>
          </table:table-cell>
          <table:table-cell office:value-type="string">
            <text:p>7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65</text:p>
          </table:table-cell>
          <table:table-cell office:value-type="string">
            <text:p>79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1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174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18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18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204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22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2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24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2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259</text:p>
          </table:table-cell>
          <table:table-cell office:value-type="string">
            <text:p>13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266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269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3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50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51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52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61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6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8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7</text:p>
          </table:table-cell>
          <table:table-cell office:value-type="string">
            <text:p>1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7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7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7</text:p>
          </table:table-cell>
          <table:table-cell office:value-type="string">
            <text:p>8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8</text:p>
          </table:table-cell>
          <table:table-cell office:value-type="string">
            <text:p>1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8</text:p>
          </table:table-cell>
          <table:table-cell office:value-type="string">
            <text:p>20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8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8</text:p>
          </table:table-cell>
          <table:table-cell office:value-type="string">
            <text:p>4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8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8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8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8</text:p>
          </table:table-cell>
          <table:table-cell office:value-type="string">
            <text:p>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8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8</text:p>
          </table:table-cell>
          <table:table-cell office:value-type="string">
            <text:p>7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9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9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9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69</text:p>
          </table:table-cell>
          <table:table-cell office:value-type="string">
            <text:p>23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9</text:p>
          </table:table-cell>
          <table:table-cell office:value-type="string">
            <text:p>23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69</text:p>
          </table:table-cell>
          <table:table-cell office:value-type="string">
            <text:p>238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69</text:p>
          </table:table-cell>
          <table:table-cell office:value-type="string">
            <text:p>27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9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</table:table-row>
        <table:table-row>
          <table:table-cell office:value-type="string">
            <text:p>69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9</text:p>
          </table:table-cell>
          <table:table-cell office:value-type="string">
            <text:p>5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69</text:p>
          </table:table-cell>
          <table:table-cell office:value-type="string">
            <text:p>57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69</text:p>
          </table:table-cell>
          <table:table-cell office:value-type="string">
            <text:p>69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69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69</text:p>
          </table:table-cell>
          <table:table-cell office:value-type="string">
            <text:p>73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69</text:p>
          </table:table-cell>
          <table:table-cell office:value-type="string">
            <text:p>8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154</text:p>
          </table:table-cell>
          <table:table-cell office:value-type="string">
            <text:p>15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160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17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19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24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25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2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4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51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57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6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70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7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7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7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8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1</text:p>
          </table:table-cell>
          <table:table-cell office:value-type="string">
            <text:p>1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1</text:p>
          </table:table-cell>
          <table:table-cell office:value-type="string">
            <text:p>179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71</text:p>
          </table:table-cell>
          <table:table-cell office:value-type="string">
            <text:p>24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1</text:p>
          </table:table-cell>
          <table:table-cell office:value-type="string">
            <text:p>25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71</text:p>
          </table:table-cell>
          <table:table-cell office:value-type="string">
            <text:p>25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1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1</text:p>
          </table:table-cell>
          <table:table-cell office:value-type="string">
            <text:p>4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1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1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1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1</text:p>
          </table:table-cell>
          <table:table-cell office:value-type="string">
            <text:p>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1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2</text:p>
          </table:table-cell>
          <table:table-cell office:value-type="string">
            <text:p>1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2</text:p>
          </table:table-cell>
          <table:table-cell office:value-type="string">
            <text:p>19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2</text:p>
          </table:table-cell>
          <table:table-cell office:value-type="string">
            <text:p>23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2</text:p>
          </table:table-cell>
          <table:table-cell office:value-type="string">
            <text:p>24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2</text:p>
          </table:table-cell>
          <table:table-cell office:value-type="string">
            <text:p>6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2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2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2</text:p>
          </table:table-cell>
          <table:table-cell office:value-type="string">
            <text:p>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2</text:p>
          </table:table-cell>
          <table:table-cell office:value-type="string">
            <text:p>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2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2</text:p>
          </table:table-cell>
          <table:table-cell office:value-type="string">
            <text:p>7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2</text:p>
          </table:table-cell>
          <table:table-cell office:value-type="string">
            <text:p>8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72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3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3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3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3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3</text:p>
          </table:table-cell>
          <table:table-cell office:value-type="string">
            <text:p>27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73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3</text:p>
          </table:table-cell>
          <table:table-cell office:value-type="string">
            <text:p>6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73</text:p>
          </table:table-cell>
          <table:table-cell office:value-type="string">
            <text:p>66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73</text:p>
          </table:table-cell>
          <table:table-cell office:value-type="string">
            <text:p>69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73</text:p>
          </table:table-cell>
          <table:table-cell office:value-type="string">
            <text:p>70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73</text:p>
          </table:table-cell>
          <table:table-cell office:value-type="string">
            <text:p>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3</text:p>
          </table:table-cell>
          <table:table-cell office:value-type="string">
            <text:p>73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73</text:p>
          </table:table-cell>
          <table:table-cell office:value-type="string">
            <text:p>7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3</text:p>
          </table:table-cell>
          <table:table-cell office:value-type="string">
            <text:p>8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74</text:p>
          </table:table-cell>
          <table:table-cell office:value-type="string">
            <text:p>19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4</text:p>
          </table:table-cell>
          <table:table-cell office:value-type="string">
            <text:p>2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4</text:p>
          </table:table-cell>
          <table:table-cell office:value-type="string">
            <text:p>28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4</text:p>
          </table:table-cell>
          <table:table-cell office:value-type="string">
            <text:p>3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1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13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13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17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17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2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2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23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23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25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26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28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4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6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67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7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7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75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76</text:p>
          </table:table-cell>
          <table:table-cell office:value-type="string">
            <text:p>2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6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6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6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6</text:p>
          </table:table-cell>
          <table:table-cell office:value-type="string">
            <text:p>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7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7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7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7</text:p>
          </table:table-cell>
          <table:table-cell office:value-type="string">
            <text:p>6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78</text:p>
          </table:table-cell>
          <table:table-cell office:value-type="string">
            <text:p>15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8</text:p>
          </table:table-cell>
          <table:table-cell office:value-type="string">
            <text:p>16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8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8</text:p>
          </table:table-cell>
          <table:table-cell office:value-type="string">
            <text:p>3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8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8</text:p>
          </table:table-cell>
          <table:table-cell office:value-type="string">
            <text:p>7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9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9</text:p>
          </table:table-cell>
          <table:table-cell office:value-type="string">
            <text:p>18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79</text:p>
          </table:table-cell>
          <table:table-cell office:value-type="string">
            <text:p>19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9</text:p>
          </table:table-cell>
          <table:table-cell office:value-type="string">
            <text:p>2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79</text:p>
          </table:table-cell>
          <table:table-cell office:value-type="string">
            <text:p>3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79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9</text:p>
          </table:table-cell>
          <table:table-cell office:value-type="string">
            <text:p>4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79</text:p>
          </table:table-cell>
          <table:table-cell office:value-type="string">
            <text:p>4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9</text:p>
          </table:table-cell>
          <table:table-cell office:value-type="string">
            <text:p>4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9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9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9</text:p>
          </table:table-cell>
          <table:table-cell office:value-type="string">
            <text:p>6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79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9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9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9</text:p>
          </table:table-cell>
          <table:table-cell office:value-type="string">
            <text:p>8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79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63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2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28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7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0</text:p>
          </table:table-cell>
          <table:table-cell office:value-type="string">
            <text:p>14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0</text:p>
          </table:table-cell>
          <table:table-cell office:value-type="string">
            <text:p>20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0</text:p>
          </table:table-cell>
          <table:table-cell office:value-type="string">
            <text:p>21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0</text:p>
          </table:table-cell>
          <table:table-cell office:value-type="string">
            <text:p>25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80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0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0</text:p>
          </table:table-cell>
          <table:table-cell office:value-type="string">
            <text:p>62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80</text:p>
          </table:table-cell>
          <table:table-cell office:value-type="string">
            <text:p>63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80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0</text:p>
          </table:table-cell>
          <table:table-cell office:value-type="string">
            <text:p>7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80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0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0</text:p>
          </table:table-cell>
          <table:table-cell office:value-type="string">
            <text:p>8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80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1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1</text:p>
          </table:table-cell>
          <table:table-cell office:value-type="string">
            <text:p>193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81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1</text:p>
          </table:table-cell>
          <table:table-cell office:value-type="string">
            <text:p>197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8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81</text:p>
          </table:table-cell>
          <table:table-cell office:value-type="string">
            <text:p>2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1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1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1</text:p>
          </table:table-cell>
          <table:table-cell office:value-type="string">
            <text:p>40</text:p>
          </table:table-cell>
          <table:table-cell office:value-type="string">
            <text:p>12</text:p>
          </table:table-cell>
        </table:table-row>
        <table:table-row>
          <table:table-cell office:value-type="string">
            <text:p>81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1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1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1</text:p>
          </table:table-cell>
          <table:table-cell office:value-type="string">
            <text:p>7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1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1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1</text:p>
          </table:table-cell>
          <table:table-cell office:value-type="string">
            <text:p>8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2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82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2</text:p>
          </table:table-cell>
          <table:table-cell office:value-type="string">
            <text:p>177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82</text:p>
          </table:table-cell>
          <table:table-cell office:value-type="string">
            <text:p>1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82</text:p>
          </table:table-cell>
          <table:table-cell office:value-type="string">
            <text:p>19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82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2</text:p>
          </table:table-cell>
          <table:table-cell office:value-type="string">
            <text:p>38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82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2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2</text:p>
          </table:table-cell>
          <table:table-cell office:value-type="string">
            <text:p>82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83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83</text:p>
          </table:table-cell>
          <table:table-cell office:value-type="string">
            <text:p>20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83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3</text:p>
          </table:table-cell>
          <table:table-cell office:value-type="string">
            <text:p>4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3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3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3</text:p>
          </table:table-cell>
          <table:table-cell office:value-type="string">
            <text:p>78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83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4</text:p>
          </table:table-cell>
          <table:table-cell office:value-type="string">
            <text:p>19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150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1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15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162</text:p>
          </table:table-cell>
          <table:table-cell office:value-type="string">
            <text:p>13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19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19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233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2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25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259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5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6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62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63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6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6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69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7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85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17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179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18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19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277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51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63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73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79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8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8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8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8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7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7</text:p>
          </table:table-cell>
          <table:table-cell office:value-type="string">
            <text:p>16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7</text:p>
          </table:table-cell>
          <table:table-cell office:value-type="string">
            <text:p>20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7</text:p>
          </table:table-cell>
          <table:table-cell office:value-type="string">
            <text:p>3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7</text:p>
          </table:table-cell>
          <table:table-cell office:value-type="string">
            <text:p>4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7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7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7</text:p>
          </table:table-cell>
          <table:table-cell office:value-type="string">
            <text:p>70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88</text:p>
          </table:table-cell>
          <table:table-cell office:value-type="string">
            <text:p>163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88</text:p>
          </table:table-cell>
          <table:table-cell office:value-type="string">
            <text:p>20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88</text:p>
          </table:table-cell>
          <table:table-cell office:value-type="string">
            <text:p>2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17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25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3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7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8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92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98</text:p>
          </table:table-cell>
          <table:table-cell office:value-type="string">
            <text:p>10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98</text:p>
          </table:table-cell>
          <table:table-cell office:value-type="string">
            <text:p>29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98</text:p>
          </table:table-cell>
          <table:table-cell office:value-type="string">
            <text:p>29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98</text:p>
          </table:table-cell>
          <table:table-cell office:value-type="string">
            <text:p>98</text:p>
          </table:table-cell>
          <table:table-cell office:value-type="string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